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="0.06pt solid #000000" style:rotation-align="none"/>
    </style:style>
    <style:style style:name="ce6" style:family="table-cell" style:parent-style-name="Default" style:data-style-name="N20106">
      <style:table-cell-properties style:rotation-align="none"/>
    </style:style>
    <style:style style:name="ce7" style:family="table-cell" style:parent-style-name="Default" style:data-style-name="N20106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8" style:family="table-cell" style:parent-style-name="Default" style:data-style-name="N20106">
      <style:table-cell-properties fo:border="0.06pt solid #000000" style:rotation-align="none"/>
    </style:style>
    <style:style style:name="ce9" style:family="table-cell" style:parent-style-name="Default" style:data-style-name="N10">
      <style:table-cell-properties style:rotation-align="none"/>
    </style:style>
    <style:style style:name="ce10" style:family="table-cell" style:parent-style-name="Default" style:data-style-name="N10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11" style:family="table-cell" style:parent-style-name="Default" style:data-style-name="N10">
      <style:table-cell-properties fo:border="0.06pt solid #000000" style:rotation-align="none"/>
    </style:style>
    <style:style style:name="ce12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4"/>
        <table:table-column table:style-name="co7" table:default-cell-style-name="ce9"/>
        <table:table-column table:style-name="co8" table:number-columns-repeated="2" table:default-cell-style-name="ce4"/>
        <table:table-column table:style-name="co9" table:default-cell-style-name="ce1"/>
        <table:table-column table:style-name="co10" table:default-cell-style-name="ce6"/>
        <table:table-column table:style-name="co11" table:default-cell-style-name="ce9"/>
        <table:table-column table:style-name="co8" table:number-columns-repeated="1012" table:default-cell-style-name="ce4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KODE BARANG</text:p>
          </table:table-cell>
          <table:table-cell table:style-name="ce2" office:value-type="string" calcext:value-type="string">
            <text:p>NAMA BARANG</text:p>
          </table:table-cell>
          <table:table-cell table:style-name="ce7" office:value-type="string" calcext:value-type="string">
            <text:p>HARGA BELI</text:p>
          </table:table-cell>
          <table:table-cell table:style-name="ce7" office:value-type="string" calcext:value-type="string">
            <text:p>HARGA JUAL</text:p>
          </table:table-cell>
          <table:table-cell table:style-name="ce7" office:value-type="string" calcext:value-type="string">
            <text:p>DISCOUNT </text:p>
          </table:table-cell>
          <table:table-cell table:style-name="ce2" office:value-type="string" calcext:value-type="string">
            <text:p>LABA </text:p>
          </table:table-cell>
          <table:table-cell table:style-name="ce10" office:value-type="string" calcext:value-type="string">
            <text:p>PERSENTASI LABA</text:p>
          </table:table-cell>
          <table:table-cell table:style-name="ce12" table:number-columns-repeated="2"/>
          <table:table-cell table:style-name="ce2" office:value-type="string" calcext:value-type="string">
            <text:p>KODE BARANG</text:p>
          </table:table-cell>
          <table:table-cell table:style-name="ce7" office:value-type="string" calcext:value-type="string">
            <text:p>HARGA JUAL</text:p>
          </table:table-cell>
          <table:table-cell table:style-name="ce10" office:value-type="string" calcext:value-type="string">
            <text:p>DISCOUNT</text:p>
          </table:table-cell>
          <table:table-cell table:style-name="ce12"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eja</text:p>
          </table:table-cell>
          <table:table-cell table:style-name="ce8" office:value-type="currency" office:currency="Rp     " office:value="150000" calcext:value-type="currency">
            <text:p>Rp <text:s text:c="4"/>150.000,00</text:p>
          </table:table-cell>
          <table:table-cell table:style-name="ce8" table:formula="of:=VLOOKUP([.A3];[.$J$2:.$L$7];2;0)" office:value-type="currency" office:currency="Rp     " office:value="200000" calcext:value-type="currency">
            <text:p>Rp <text:s text:c="4"/>200.000,00</text:p>
          </table:table-cell>
          <table:table-cell table:style-name="ce8" table:formula="of:=VLOOKUP([.A3];[.$J$2:.$L$7];3)*[.D3]" office:value-type="currency" office:currency="Rp     " office:value="30000" calcext:value-type="currency">
            <text:p>Rp <text:s text:c="4"/>30.000,00</text:p>
          </table:table-cell>
          <table:table-cell table:style-name="ce8" table:formula="of:=([.D3]-[.E3])-[.C3]" office:value-type="currency" office:currency="Rp     " office:value="20000" calcext:value-type="currency">
            <text:p>Rp <text:s text:c="4"/>20.000,00</text:p>
          </table:table-cell>
          <table:table-cell table:style-name="ce11" table:formula="of:=[.F3]/[.C3]" office:value-type="percentage" office:value="0.133333333333333" calcext:value-type="percentage">
            <text:p>13%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8" office:value-type="currency" office:currency="Rp     " office:value="200000" calcext:value-type="currency">
            <text:p>Rp <text:s text:c="4"/>200.000,00</text:p>
          </table:table-cell>
          <table:table-cell table:style-name="ce11" office:value-type="percentage" office:value="0.15" calcext:value-type="percentage">
            <text:p>15%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Kursi</text:p>
          </table:table-cell>
          <table:table-cell table:style-name="ce8" office:value-type="currency" office:currency="Rp     " office:value="50000" calcext:value-type="currency">
            <text:p>Rp <text:s text:c="4"/>50.000,00</text:p>
          </table:table-cell>
          <table:table-cell table:style-name="ce8" table:formula="of:=VLOOKUP([.A4];[.$J$2:.$L$7];2;0)" office:value-type="currency" office:currency="Rp     " office:value="70000" calcext:value-type="currency">
            <text:p>Rp <text:s text:c="4"/>70.000,00</text:p>
          </table:table-cell>
          <table:table-cell table:style-name="ce8" table:formula="of:=VLOOKUP([.A4];[.$J$2:.$L$7];3)*[.D4]" office:value-type="currency" office:currency="Rp     " office:value="3500" calcext:value-type="currency">
            <text:p>Rp <text:s text:c="4"/>3.500,00</text:p>
          </table:table-cell>
          <table:table-cell table:style-name="ce8" table:formula="of:=([.D4]-[.E4])-[.C4]" office:value-type="currency" office:currency="Rp     " office:value="16500" calcext:value-type="currency">
            <text:p>Rp <text:s text:c="4"/>16.500,00</text:p>
          </table:table-cell>
          <table:table-cell table:style-name="ce11" table:formula="of:=[.F4]/[.C4]" office:value-type="percentage" office:value="0.33" calcext:value-type="percentage">
            <text:p>33%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currency" office:currency="Rp     " office:value="70000" calcext:value-type="currency">
            <text:p>Rp <text:s text:c="4"/>70.000,00</text:p>
          </table:table-cell>
          <table:table-cell table:style-name="ce11" office:value-type="percentage" office:value="0.05" calcext:value-type="percentage">
            <text:p>5%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Mesin Tik</text:p>
          </table:table-cell>
          <table:table-cell table:style-name="ce8" office:value-type="currency" office:currency="Rp     " office:value="250000" calcext:value-type="currency">
            <text:p>Rp <text:s text:c="4"/>250.000,00</text:p>
          </table:table-cell>
          <table:table-cell table:style-name="ce8" table:formula="of:=VLOOKUP([.A5];[.$J$2:.$L$7];2;0)" office:value-type="currency" office:currency="Rp     " office:value="350000" calcext:value-type="currency">
            <text:p>Rp <text:s text:c="4"/>350.000,00</text:p>
          </table:table-cell>
          <table:table-cell table:style-name="ce8" table:formula="of:=VLOOKUP([.A5];[.$J$2:.$L$7];3)*[.D5]" office:value-type="currency" office:currency="Rp     " office:value="17500" calcext:value-type="currency">
            <text:p>Rp <text:s text:c="4"/>17.500,00</text:p>
          </table:table-cell>
          <table:table-cell table:style-name="ce8" table:formula="of:=([.D5]-[.E5])-[.C5]" office:value-type="currency" office:currency="Rp     " office:value="82500" calcext:value-type="currency">
            <text:p>Rp <text:s text:c="4"/>82.500,00</text:p>
          </table:table-cell>
          <table:table-cell table:style-name="ce11" table:formula="of:=[.F5]/[.C5]" office:value-type="percentage" office:value="0.33" calcext:value-type="percentage">
            <text:p>33%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currency" office:currency="Rp     " office:value="350000" calcext:value-type="currency">
            <text:p>Rp <text:s text:c="4"/>350.000,00</text:p>
          </table:table-cell>
          <table:table-cell table:style-name="ce11" office:value-type="percentage" office:value="0.05" calcext:value-type="percentage">
            <text:p>5%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White Board </text:p>
          </table:table-cell>
          <table:table-cell table:style-name="ce8" office:value-type="currency" office:currency="Rp     " office:value="75000" calcext:value-type="currency">
            <text:p>Rp <text:s text:c="4"/>75.000,00</text:p>
          </table:table-cell>
          <table:table-cell table:style-name="ce8" table:formula="of:=VLOOKUP([.A6];[.$J$2:.$L$7];2;0)" office:value-type="currency" office:currency="Rp     " office:value="90000" calcext:value-type="currency">
            <text:p>Rp <text:s text:c="4"/>90.000,00</text:p>
          </table:table-cell>
          <table:table-cell table:style-name="ce8" table:formula="of:=VLOOKUP([.A6];[.$J$2:.$L$7];3)*[.D6]" office:value-type="currency" office:currency="Rp     " office:value="9000" calcext:value-type="currency">
            <text:p>Rp <text:s text:c="4"/>9.000,00</text:p>
          </table:table-cell>
          <table:table-cell table:style-name="ce8" table:formula="of:=([.D6]-[.E6])-[.C6]" office:value-type="currency" office:currency="Rp     " office:value="6000" calcext:value-type="currency">
            <text:p>Rp <text:s text:c="4"/>6.000,00</text:p>
          </table:table-cell>
          <table:table-cell table:style-name="ce11" table:formula="of:=[.F6]/[.C6]" office:value-type="percentage" office:value="0.08" calcext:value-type="percentage">
            <text:p>8%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currency" office:currency="Rp     " office:value="90000" calcext:value-type="currency">
            <text:p>Rp <text:s text:c="4"/>90.000,00</text:p>
          </table:table-cell>
          <table:table-cell table:style-name="ce11" office:value-type="percentage" office:value="0.1" calcext:value-type="percentage">
            <text:p>10%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pidol</text:p>
          </table:table-cell>
          <table:table-cell table:style-name="ce8" office:value-type="currency" office:currency="Rp     " office:value="10000" calcext:value-type="currency">
            <text:p>Rp <text:s text:c="4"/>10.000,00</text:p>
          </table:table-cell>
          <table:table-cell table:style-name="ce8" table:formula="of:=VLOOKUP([.A7];[.$J$2:.$L$7];2;0)" office:value-type="currency" office:currency="Rp     " office:value="15000" calcext:value-type="currency">
            <text:p>Rp <text:s text:c="4"/>15.000,00</text:p>
          </table:table-cell>
          <table:table-cell table:style-name="ce8" table:formula="of:=VLOOKUP([.A7];[.$J$2:.$L$7];3)*[.D7]" office:value-type="currency" office:currency="Rp     " office:value="1500" calcext:value-type="currency">
            <text:p>Rp <text:s text:c="4"/>1.500,00</text:p>
          </table:table-cell>
          <table:table-cell table:style-name="ce8" table:formula="of:=([.D7]-[.E7])-[.C7]" office:value-type="currency" office:currency="Rp     " office:value="3500" calcext:value-type="currency">
            <text:p>Rp <text:s text:c="4"/>3.500,00</text:p>
          </table:table-cell>
          <table:table-cell table:style-name="ce11" table:formula="of:=[.F7]/[.C7]" office:value-type="percentage" office:value="0.35" calcext:value-type="percentage">
            <text:p>35%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8" office:value-type="currency" office:currency="Rp     " office:value="15000" calcext:value-type="currency">
            <text:p>Rp <text:s text:c="4"/>15.000,00</text:p>
          </table:table-cell>
          <table:table-cell table:style-name="ce11" office:value-type="percentage" office:value="0.1" calcext:value-type="percentage">
            <text:p>10%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5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20105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20105P0"/>
    </number:currency-style>
    <number:currency-style style:name="N20106P0" style:volatile="true" number:language="id" number:country="ID">
      <number:currency-symbol number:language="id" number:country="ID">Rp     </number:currency-symbol>
      <number:number number:decimal-places="2" loext:min-decimal-places="2" number:min-integer-digits="1" number:grouping="true"/>
    </number:currency-style>
    <number:currency-style style:name="N20106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20106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0:56:18.489518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0:52:57</meta:creation-date>
    <dc:language>en-US</dc:language>
    <dc:date>2018-02-06T11:11:43.083008834</dc:date>
    <meta:editing-cycles>17</meta:editing-cycles>
    <meta:editing-duration>PT17M40S</meta:editing-duration>
    <meta:generator>LibreOffice/5.1.6.2$Linux_X86_64 LibreOffice_project/10m0$Build-2</meta:generator>
    <meta:document-statistic meta:table-count="1" meta:cell-count="60" meta:object-count="0"/>
  </office:meta>
</office:document-meta>
</file>